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" style:family="text">
      <style:text-properties fo:font-size="12.00pt" fo:font-weight="bold" fo:font-family="'Times New Roman'" style:font-family-asian="'Times New Roman'" style:font-family-complex="'Times New Roman'" fo:background-color="transparent" fo:color="#365f91"/>
    </style:style>
    <style:style style:name="T4" style:family="text">
      <style:text-properties fo:font-size="14.00pt" fo:font-weight="bold" fo:font-family="'Times New Roman'" style:font-family-asian="'Times New Roman'" style:font-family-complex="'Times New Roman'" fo:background-color="transparent" fo:color="#365f91"/>
    </style:style>
    <style:style style:name="T5" style:family="text">
      <style:text-properties fo:font-size="12.00pt" fo:font-weight="bold" fo:font-family="'Times New Roman'" style:font-family-asian="'Times New Roman'" style:font-family-complex="'Times New Roman'" fo:background-color="transparent" fo:color="#365f91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4.00pt" fo:font-weight="bold" fo:font-family="'Times New Roman'" style:font-family-asian="'Times New Roman'" style:font-family-complex="'Times New Roman'" fo:background-color="transparent" fo:color="#4f81bd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fo:color="#4f81bd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bold" fo:font-family="'Times New Roman'" style:font-family-asian="'Times New Roman'" style:font-family-complex="'Times New Roman'" fo:background-color="transparent" fo:color="#4f81bd"/>
    </style:style>
    <style:style style:name="T11" style:family="text">
      <style:text-properties fo:font-size="12.00pt" fo:font-weight="bold" fo:font-family="'Times New Roman'" style:font-family-asian="'Times New Roman'" style:font-family-complex="'Times New Roman'" fo:background-color="transparent" fo:color="#4f81bd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4.00pt" fo:font-weight="bold" fo:font-family="'Times New Roman'" style:font-family-asian="'Times New Roman'" style:font-family-complex="'Times New Roman'" fo:background-color="transparent" fo:color="#4f81bd"/>
    </style:style>
    <style:style style:name="T14" style:family="text">
      <style:text-properties fo:font-size="12.00pt" fo:font-weight="bold" fo:font-family="'Times New Roman'" style:font-family-asian="'Times New Roman'" style:font-family-complex="'Times New Roman'" fo:background-color="transparent" fo:color="#4f81bd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4.00pt" fo:font-weight="bold" fo:font-family="'Times New Roman'" style:font-family-asian="'Times New Roman'" style:font-family-complex="'Times New Roman'" fo:background-color="transparent" fo:color="#4f81bd"/>
    </style:style>
    <style:style style:name="T17" style:family="text">
      <style:text-properties fo:font-size="12.00pt" fo:font-weight="bold" fo:font-family="'Times New Roman'" style:font-family-asian="'Times New Roman'" style:font-family-complex="'Times New Roman'" fo:background-color="transparent" fo:color="#4f81bd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4.00pt" fo:font-weight="bold" fo:font-family="'Times New Roman'" style:font-family-asian="'Times New Roman'" style:font-family-complex="'Times New Roman'" fo:background-color="transparent" fo:color="#4f81bd"/>
    </style:style>
    <style:style style:name="T20" style:family="text">
      <style:text-properties fo:font-size="12.00pt" fo:font-weight="bold" fo:font-family="'Times New Roman'" style:font-family-asian="'Times New Roman'" style:font-family-complex="'Times New Roman'" fo:background-color="transparent" fo:color="#4f81bd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4.00pt" fo:font-weight="bold" fo:font-family="'Times New Roman'" style:font-family-asian="'Times New Roman'" style:font-family-complex="'Times New Roman'" fo:background-color="transparent" fo:color="#4f81bd"/>
    </style:style>
    <style:style style:name="T42" style:family="text">
      <style:text-properties fo:font-size="12.00pt" fo:font-weight="bold" fo:font-family="'Times New Roman'" style:font-family-asian="'Times New Roman'" style:font-family-complex="'Times New Roman'" fo:background-color="transparent" fo:color="#4f81bd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bold" fo:font-family="'Times New Roman'" style:font-family-asian="'Times New Roman'" style:font-family-complex="'Times New Roman'" fo:background-color="transparent" fo:color="#4f81bd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center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center" fo:margin-bottom="10.00pt"/>
    </style:style>
    <style:style style:name="P6" style:family="paragraph">
      <style:paragraph-properties fo:line-height="115.00%" fo:text-align="center" fo:margin-top="24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left" fo:margin-top="10.00pt"/>
    </style:style>
    <style:style style:name="P9" style:family="paragraph">
      <style:paragraph-properties fo:line-height="115.00%" fo:text-align="left" fo:margin-bottom="10.00pt"/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15.00%" fo:text-align="left" fo:margin-top="10.00pt"/>
    </style: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15.00%" fo:text-align="left" fo:margin-top="10.00pt"/>
    </style: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15.00%" fo:text-align="left" fo:margin-top="10.00pt"/>
    </style:style>
    <style:style style:name="P16" style:family="paragraph">
      <style:paragraph-properties fo:line-height="115.00%" fo:text-align="left" fo:margin-bottom="10.00pt"/>
    </style:style>
    <style:style style:name="P17" style:family="paragraph">
      <style:paragraph-properties fo:line-height="115.00%" fo:text-align="left" fo:margin-top="10.00pt"/>
    </style:style>
    <style:style style:name="P18" style:family="paragraph">
      <style:paragraph-properties fo:line-height="115.00%" fo:text-align="left" fo:margin-bottom="10.00pt"/>
    </style:style>
    <style:style style:name="P19" style:family="paragraph">
      <style:paragraph-properties fo:line-height="100.00%" fo:text-align="left" fo:margin-bottom="10.00pt"/>
    </style:style>
    <style:style style:name="P20" style:family="paragraph">
      <style:paragraph-properties fo:line-height="115.00%" fo:text-align="left" fo:margin-bottom="10.00pt"/>
    </style:style>
    <style:style style:name="P21" style:family="paragraph">
      <style:paragraph-properties fo:line-height="115.00%" fo:text-align="left" fo:margin-top="10.00pt"/>
    </style:style>
    <style:style style:name="P2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2"/>Theory of Computing (csci419)</text:span></text:p>
      <text:p text:style-name="P2"><text:span text:style-name="T1"><text:s text:c="56"/>Dr:<text:s text:c="3"/>Heba Elnemr</text:span></text:p>
      <text:p text:style-name="P3"><text:span text:style-name="T1">TA:<text:s text:c="2"/>Noura Mohamed</text:span></text:p>
      <text:p text:style-name="P4"><text:span text:style-name="T2"/></text:p>
      <text:p text:style-name="P5"><text:span text:style-name="T2">Omar Magdy Ali 221001616</text:span></text:p>
      <text:p text:style-name="P5"><text:span text:style-name="T2">Ziad Wael 221001480</text:span></text:p>
      <text:p text:style-name="P5"><text:span text:style-name="T2">Sama Eldessouky 221000579</text:span></text:p>
      <text:p text:style-name="P5"><text:span text:style-name="T2">Mohamed Walid 22100020</text:span></text:p>
      <text:p text:style-name="P6"><text:span text:style-name="T3"><text:s/></text:span><text:span text:style-name="T4">Regular Expression to NFA Converter using Thompson's Construction</text:span><text:span text:style-name="T5"/></text:p>
      <text:p text:style-name="P7"><text:span text:style-name="T6"/></text:p>
      <text:p text:style-name="P8"><text:span text:style-name="T7">Objective</text:span><text:span text:style-name="T8"/></text:p>
      <text:p text:style-name="P9"><text:span text:style-name="T9">To implement a Python program that:</text:span></text:p>
      <text:list text:style-name="L10">
        <text:list-item>
          <text:p text:style-name="P10"><text:span text:style-name="T9">Parses a given regular expression,<text:line-break/>- Converts it to postfix notation,<text:line-break/>- Constructs the corresponding Non-deterministic Finite Automaton (NFA) using<text:s text:c="7"/>Thompson’s Construction,<text:line-break/>- Displays the transition table,<text:line-break/>- And visualizes the NFA using Graphviz.</text:span></text:p>
        </text:list-item>
      </text:list>
      <text:p text:style-name="P11"><text:span text:style-name="T10">Introduction</text:span><text:span text:style-name="T11"/></text:p>
      <text:p text:style-name="P12"><text:span text:style-name="T12">For this project, we created an algorithm that takes a Regex and transforms it to NFA. While we could’ve used normal NFA for this project, we opted for Thompson’s Construction algorithm.</text:span></text:p>
      <text:p text:style-name="P12"><text:span text:style-name="T12">The algorithm takes a string as an input, parses it to make it manageable for processing, turns the result into an accurate NFA, prints the corresponding transition table, and then shows a visual representation of the NFA.</text:span></text:p>
      <text:p text:style-name="P13"><text:span text:style-name="T13">Tools &amp; Technologies</text:span><text:span text:style-name="T14"/></text:p>
      <text:p text:style-name="P13"><text:span text:style-name="T15">Language: Python 3.12<text:line-break/>- Libraries:<text:line-break/>- graphviz (for visualization)<text:line-break/><text:s text:c="2"/></text:span></text:p>
      <text:p text:style-name="P13"><text:span text:style-name="T16">Algorithm Overview</text:span><text:span text:style-name="T17"/></text:p>
      <text:p text:style-name="P14"><text:span text:style-name="T18">1. Infix to Postfix Conversion:<text:line-break/><text:s text:c="3"/>- Use the Shunting Yard algorithm to handle the operators(*,+,|) and the parenthesis.<text:line-break/><text:s text:c="3"/>- Insert explicit concatenation (.) operators for alphabets of the language that are concatenated.</text:span></text:p>
      <text:p text:style-name="P14"><text:span text:style-name="T18">2. NFA Construction (Thompson’s Algorithm):<text:line-break/><text:s text:c="3"/>- Build NFAs for each symbol.<text:line-break/><text:s text:c="3"/>- Apply construction rules for:<text:line-break/><text:s text:c="5"/>- Concatenation (.)<text:line-break/><text:s text:c="5"/>- Union (+)<text:line-break/><text:s text:c="5"/>- Kleene Star (*)</text:span></text:p>
      <text:p text:style-name="P14"><text:span text:style-name="T18">3. Transition Table:<text:line-break/><text:s text:c="3"/>- Depth-First Search to record all state transitions.</text:span></text:p>
      <text:p text:style-name="P14"><text:span text:style-name="T18">4. Visualization:<text:line-break/><text:s text:c="3"/>- Use Graphviz to draw state transitions.<text:line-break/><text:s text:c="3"/>- Start and end states are visually distinguished.</text:span></text:p>
      <text:p text:style-name="P15"><text:span text:style-name="T19">Code Structure and Explanation</text:span><text:span text:style-name="T20"/></text:p>
      <text:p text:style-name="P16"><text:span text:style-name="T21">•</text:span><text:span text:style-name="T22"><text:s/>precedence(op): Returns the precedence of operators.<text:line-break/></text:span><text:span text:style-name="T23">•</text:span><text:span text:style-name="T24"><text:s/>is_operator(c): Checks if the character is an operator.<text:line-break/></text:span><text:span text:style-name="T25">•</text:span><text:span text:style-name="T26"><text:s/>to_postfix(regex): Converts infix expression to postfix.<text:line-break/></text:span><text:span text:style-name="T27">•</text:span><text:span text:style-name="T28"><text:s/>class State: Represents a state in the NFA.<text:line-break/></text:span><text:span text:style-name="T29">•</text:span><text:span text:style-name="T30"><text:s/>class NFA: Defines an NFA fragment.<text:line-break/></text:span><text:span text:style-name="T31">•</text:span><text:span text:style-name="T32"><text:s/>build_nfa(postfix): Builds the NFA using Thompson</text:span><text:span text:style-name="T33">’</text:span><text:span text:style-name="T34">s Construction.<text:line-break/></text:span><text:span text:style-name="T35">•</text:span><text:span text:style-name="T36"><text:s/>print_transition_table(nfa): Prints transitions using DFS.<text:line-break/></text:span><text:span text:style-name="T37">•</text:span><text:span text:style-name="T38"><text:s/>visualize_nfa(...): Uses Graphviz to render the NFA.<text:line-break/></text:span><text:span text:style-name="T39">•</text:span><text:span text:style-name="T40"><text:s/>main(): Entry point for input and processing.</text:span></text:p>
      <text:p text:style-name="P17"><text:span text:style-name="T41">Sample Execution</text:span><text:span text:style-name="T42"/></text:p>
      <text:p text:style-name="P18"><text:span text:style-name="T43">Enter regular expression: (a+b)*</text:span></text:p>
      <text:p text:style-name="P18"><text:span text:style-name="T43">Postfix expression: ab+*</text:span></text:p>
      <text:p text:style-name="P18"><text:span text:style-name="T43">Transition table:</text:span></text:p>
      <text:p text:style-name="P18"><text:span text:style-name="T43">_______________</text:span></text:p>
      <text:p text:style-name="P18"><text:span text:style-name="T43">| from state<text:s text:c="4"/>| input | to states</text:span></text:p>
      <text:p text:style-name="P18"><text:span text:style-name="T43">| 6<text:s text:c="13"/>| e<text:s text:c="5"/>| 7</text:span></text:p>
      <text:p text:style-name="P18"><text:span text:style-name="T43">| 6<text:s text:c="13"/>| e<text:s text:c="5"/>| 4</text:span></text:p>
      <text:p text:style-name="P18"><text:span text:style-name="T43">| 4<text:s text:c="13"/>| e<text:s text:c="5"/>| 0</text:span></text:p>
      <text:p text:style-name="P18"><text:span text:style-name="T43">| 0<text:s text:c="13"/>| a<text:s text:c="5"/>| 1</text:span></text:p>
      <text:p text:style-name="P18"><text:span text:style-name="T43">| 1<text:s text:c="13"/>| e<text:s text:c="5"/>| 5</text:span></text:p>
      <text:p text:style-name="P18"><text:span text:style-name="T43">| 5<text:s text:c="13"/>| e<text:s text:c="5"/>| 7</text:span></text:p>
      <text:p text:style-name="P18"><text:span text:style-name="T43">| 5<text:s text:c="13"/>| e<text:s text:c="5"/>| 4</text:span></text:p>
      <text:p text:style-name="P18"><text:span text:style-name="T43">| 4<text:s text:c="13"/>| e<text:s text:c="5"/>| 2</text:span></text:p>
      <text:p text:style-name="P18"><text:span text:style-name="T43">| 2<text:s text:c="13"/>| b<text:s text:c="5"/>| 3</text:span></text:p>
      <text:p text:style-name="P18"><text:span text:style-name="T43">| 3<text:s text:c="13"/>| e<text:s text:c="5"/>| 5</text:span></text:p>
      <text:p text:style-name="P18"><text:span text:style-name="T43">_______________</text:span></text:p>
      <text:p text:style-name="P18"><text:span text:style-name="T43">Start state: 6</text:span></text:p>
      <text:p text:style-name="P18"><text:span text:style-name="T43">End state: 7</text:span></text:p>
      <text:p text:style-name="P18"><text:span text:style-name="T43">An NFA image will be generated and opened via the system’s default PDF/image viewer.</text:span></text:p>
      <text:p text:style-name="P19"><draw:frame text:anchor-type="as-char" svg:width="152.40mm" svg:height="68.58mm" style:rel-width="scale" style:rel-height="scale"><draw:object-ole xlink:href="OleObj1"/><draw:image xlink:href="ObjectReplacements/OleObj1"/></draw:frame><text:span text:style-name="T43"/></text:p>
      <text:p text:style-name="P20"><text:span text:style-name="T43"/></text:p>
      <text:p text:style-name="P21"><text:span text:style-name="T44">Conclusion</text:span></text:p>
      <text:p text:style-name="P22"><text:span text:style-name="T45">This project represents in python how we can take a written string, implement functions on it to transform it into NFA and represent it visually. </text:span></text:p>
      <text:p text:style-name="P22"><text:span text:style-name="T45">This project takes into consideration the lessons we learned exclusively in course Theory of Computing and implements them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